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sposta 1</text:p>
      <text:p text:style-name="Standard"/>
      <text:p text:style-name="Standard">La trasmissione di messaggi può avvenire tramite commutazione di circuito o commutazione di pacchetto. La differenza tra le due è che nel primo caso c'è una connessione dedicata fra idue interlocutori. Nel secondo caso il messaggio viene suddiviso in pacchetti e viene poi riassemblato dal ricevente, lato client.</text:p>
      <text:p text:style-name="Standard"/>
      <text:p text:style-name="Standard">Risposta 2</text:p>
      <text:p text:style-name="Standard"/>
      <text:p text:style-name="Standard"><text:a xlink:type="simple" xlink:href="http://www.support.google.com/" text:style-name="Internet_20_link" text:visited-style-name="Visited_20_Internet_20_Link">www.support.google.com</text:a></text:p>
      <text:p text:style-name="Standard"/>
      <text:p text:style-name="Standard">Per ricostruire i livelli da cui è composto un dominio si parte da destra verso sinistra. </text:p>
      <text:p text:style-name="Standard"/>
      <text:list xml:id="list7245014153228703469" text:style-name="L1">
        <text:list-item>
          <text:p text:style-name="P1">Top Level Domain (in questo caso .com)</text:p>
        </text:list-item>
        <text:list-item>
          <text:p text:style-name="P1">Second Level Domain (in questo caso google)</text:p>
        </text:list-item>
        <text:list-item>
          <text:p text:style-name="P1">Host (in questo caso è support ma l'organizzazione di questo terzo livello è determinata in questo caso da google).</text:p>
        </text:list-item>
      </text:list>
      <text:p text:style-name="Standard"/>
      <text:p text:style-name="Standard">In cima a tutto c'è la radice rappresentata da un punto non visibile.</text:p>
      <text:p text:style-name="Standard"/>
      <text:p text:style-name="Standard">Risposta 3</text:p>
      <text:p text:style-name="Standard"/>
      <text:p text:style-name="Standard">In linguaggio di markup non contiene logica, ma attiene più all'organizzazione grafica e semantica del programma. Un linguaggio di programmazione invece produce algoritmi e funzioni.</text:p>
      <text:p text:style-name="Standard"/>
      <text:p text:style-name="Standard">Risposta 4 </text:p>
      <text:p text:style-name="Standard"/>
      <text:p text:style-name="Standard">Le pseudoclassi consentono di lavorare <text:s/>sull'interattività degli elementi mentre gli pseudoelementi contribuiscono alla formattazione della pagina.</text:p>
      <text:p text:style-name="Standard"/>
      <text:p text:style-name="Standard">Risposta 5</text:p>
      <text:p text:style-name="Standard"/>
      <text:p text:style-name="Standard">Le tipologie sono local storage e session storage. Nel caso local storage i dati vengono salvati in locale e sono persistenti, ovvero non si cancellano. Al contrario con il session storage i dati persistono fino a quando il browser non viene chiuso.</text:p>
      <text:p text:style-name="Standard"/>
      <text:p text:style-name="Standard">Risposta 6 </text:p>
      <text:p text:style-name="Standard"/>
      <text:p text:style-name="Standard">src = c </text:p>
      <text:p text:style-name="Standard"/>
      <text:p text:style-name="Standard">Risposta 7</text:p>
      <text:p text:style-name="Standard"/>
      <text:p text:style-name="Standard">ul &gt; li</text:p>
      <text:p text:style-name="Standard">.color</text:p>
      <text:p text:style-name="Standard"/>
      <text:p text:style-name="Standard">Risposta 8</text:p>
      <text:p text:style-name="Standard"/>
      <text:p text:style-name="Standard">#welcome, .color {</text:p>
      <text:p text:style-name="Standard"><text:tab/>background color: color;</text:p>
      <text:p text:style-name="Standard">}</text:p>
      <text:p text:style-name="Standard"/>
      <text:p text:style-name="Standard"/>
      <text:p text:style-name="Standard"><text:soft-page-break/>Risposta 9</text:p>
      <text:p text:style-name="Standard"/>
      <text:p text:style-name="Standard">&lt;a href = “<text:a xlink:type="simple" xlink:href="http://www.avanade.com/" text:style-name="Internet_20_link" text:visited-style-name="Visited_20_Internet_20_Link">www.avanade.com</text:a>”&gt; Avanade &lt;/a&gt;</text:p>
      <text:p text:style-name="Standard"/>
      <text:p text:style-name="Standard">Risposta 10</text:p>
      <text:p text:style-name="Standard"/>
      <text:p text:style-name="Standard">&lt;h1&gt; &lt;/h1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a mura</meta:initial-creator>
    <meta:creation-date>2021-05-21T12:10:09.69</meta:creation-date>
    <dc:date>2021-05-21T12:42:06.04</dc:date>
    <dc:creator>anna mura</dc:creator>
    <meta:editing-duration>PT15M18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28" meta:word-count="239" meta:character-count="1493"/>
  </office:meta>
</office:document-meta>
</file>